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3F60000031B17FFF5489F340A8B.png" manifest:media-type="image/png"/>
  <manifest:file-entry manifest:full-path="Pictures/1000000000000532000001FEF0687B0ADB178295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rsid="0002209f" officeooo:paragraph-rsid="0002209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Standard"><draw:frame draw:style-name="fr1" draw:name="Изображение1" text:anchor-type="as-char" svg:width="17cm" svg:height="6.518cm" draw:z-index="0"><draw:image xlink:href="Pictures/1000000000000532000001FEF0687B0ADB178295.png" xlink:type="simple" xlink:show="embed" xlink:actuate="onLoad" draw:mime-type="image/png"/></draw:frame></text:p>
      <text:p text:style-name="Standard"/>
      <text:p text:style-name="P1">2.</text:p>
      <text:p text:style-name="P1"><draw:frame draw:style-name="fr1" draw:name="Изображение2" text:anchor-type="as-char" svg:width="17cm" svg:height="13.328cm" draw:z-index="1"><draw:image xlink:href="Pictures/10000000000003F60000031B17FFF5489F340A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4-14T08:42:51.538362969</meta:creation-date>
    <dc:date>2023-04-14T09:02:17.545076813</dc:date>
    <meta:editing-duration>PT8M20S</meta:editing-duration>
    <meta:editing-cycles>2</meta:editing-cycles>
    <meta:generator>LibreOffice/7.2.4.1$Linux_X86_64 LibreOffice_project/20$Build-1</meta:generator>
    <meta:document-statistic meta:table-count="0" meta:image-count="2" meta:object-count="0" meta:page-count="1" meta:paragraph-count="4" meta:word-count="6" meta:character-count="6" meta:non-whitespace-character-count="6"/>
  </office:meta>
</office:document-meta>
</file>